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55ee" officeooo:paragraph-rsid="000b55ee"/>
    </style:style>
    <style:style style:name="P2" style:family="paragraph" style:parent-style-name="Text_20_body">
      <style:text-properties officeooo:rsid="000b431d" officeooo:paragraph-rsid="000b431d"/>
    </style:style>
    <style:style style:name="P3" style:family="paragraph" style:parent-style-name="Text_20_body">
      <style:text-properties officeooo:rsid="000e0efa" officeooo:paragraph-rsid="000e0efa"/>
    </style:style>
    <style:style style:name="P4" style:family="paragraph" style:parent-style-name="Text_20_body">
      <style:text-properties officeooo:rsid="0017c822" officeooo:paragraph-rsid="0017c822"/>
    </style:style>
    <style:style style:name="P5" style:family="paragraph" style:parent-style-name="Text_20_body">
      <style:text-properties officeooo:rsid="0015f4d4" officeooo:paragraph-rsid="0015f4d4"/>
    </style:style>
    <style:style style:name="P6" style:family="paragraph" style:parent-style-name="Text_20_body">
      <style:text-properties officeooo:paragraph-rsid="001804f2"/>
    </style:style>
    <style:style style:name="P7" style:family="paragraph" style:parent-style-name="Heading_20_1">
      <style:text-properties officeooo:rsid="000b431d" officeooo:paragraph-rsid="000b431d"/>
    </style:style>
    <style:style style:name="P8" style:family="paragraph" style:parent-style-name="Heading_20_2">
      <style:text-properties officeooo:rsid="0015f4d4" officeooo:paragraph-rsid="0015f4d4"/>
    </style:style>
    <style:style style:name="P9" style:family="paragraph" style:parent-style-name="Heading_20_2">
      <style:text-properties officeooo:rsid="001804f2" officeooo:paragraph-rsid="001804f2"/>
    </style:style>
    <style:style style:name="T1" style:family="text">
      <style:text-properties officeooo:rsid="000f687f"/>
    </style:style>
    <style:style style:name="T2" style:family="text">
      <style:text-properties officeooo:rsid="000ffc48"/>
    </style:style>
    <style:style style:name="T3" style:family="text">
      <style:text-properties officeooo:rsid="0011ec58"/>
    </style:style>
    <style:style style:name="T4" style:family="text">
      <style:text-properties officeooo:rsid="0012bf76"/>
    </style:style>
    <style:style style:name="T5" style:family="text">
      <style:text-properties officeooo:rsid="0013d58f"/>
    </style:style>
    <style:style style:name="T6" style:family="text">
      <style:text-properties officeooo:rsid="0015b55d"/>
    </style:style>
    <style:style style:name="T7" style:family="text">
      <style:text-properties officeooo:rsid="0015f70d"/>
    </style:style>
    <style:style style:name="T8" style:family="text">
      <style:text-properties officeooo:rsid="0019968b"/>
    </style:style>
    <style:style style:name="T9" style:family="text">
      <style:text-properties officeooo:rsid="001bb10b"/>
    </style:style>
    <style:style style:name="T10" style:family="text">
      <style:text-properties officeooo:rsid="001d82ac"/>
    </style:style>
    <style:style style:name="T11" style:family="text">
      <style:text-properties officeooo:rsid="001e1d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de projet</text:p>
      <text:h text:style-name="P7" text:outline-level="1">Fonctionnement</text:h>
      <text:p text:style-name="P2">Le projet utilise la bibliothèque graphique MLib de ma création pour la base graphique. Hors, son fonctionnement ne collant pas avec ce que je voulais faire (plus un moteur de jeu qu’une fenêtre de type GUI), le moteur de jeu, dans le code représenté par la classe « Game », ne reprend pas le système de MLib.</text:p>
      <text:p text:style-name="P3">Game représente un moteur de jeu en <text:span text:style-name="T3">2D</text:span> qui peut afficher des sprites avec <text:span text:style-name="T3">2</text:span> axes (x, y) <text:span text:style-name="T5">avec</text:span> un affiche 2D. <text:span text:style-name="T1">La classe Balle contient néanmoins tout ce qui est nécessaire à l’affichage d’une balle.</text:span> <text:span text:style-name="T1">Le moteur physique est lui belle est </text:span><text:span text:style-name="T4">en 2D </text:span><text:span text:style-name="T2">et peut gérer des collisions entre un cercle </text:span><text:span text:style-name="T6">et bord de la zone de jeu</text:span><text:span text:style-name="T1">.</text:span></text:p>
      <text:p text:style-name="P4">On peut utiliser la fonction « creerBalle » pour créer un nombre n de balles, qui s’agiteront dans tous les sens de manière aléatoire.</text:p>
      <text:h text:style-name="P8" text:outline-level="2">Gameplay :</text:h>
      <text:p text:style-name="P5">Le joueur dispose d’une arme (basiquement un glock 48 de calibre 9mm). <text:span text:style-name="T7">Quand il clique, une balle part et se dirige vers la zone de jeu. Le joueur doit permettre à une balle de toucher une balle pour la faire exploser .</text:span></text:p>
      <text:h text:style-name="P9" text:outline-level="2">A faire :</text:h>
      <text:p text:style-name="P6">-<text:span text:style-name="T10">Ajou</text:span><text:span text:style-name="T11">t</text:span><text:span text:style-name="T10"> d’autres armes</text:span></text:p>
      <text:p text:style-name="P6">-<text:span text:style-name="T9">Ajout d’un endroit « comment jouer »</text:span></text:p>
      <text:p text:style-name="P6">-<text:span text:style-name="T8">Animation de recharge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master-page-name="">
      <style:paragraph-properties fo:text-align="center" style:justify-single-word="false" style:page-number="auto" fo:padding-left="0cm" fo:padding-right="0cm" fo:padding-top="0cm" fo:padding-bottom="0.101cm" fo:border-left="none" fo:border-right="none" fo:border-top="none" fo:border-bottom="0.06pt solid #729fcf" style:shadow="none"/>
      <style:text-properties fo:color="#5983b0" loext:opacity="100%" fo:font-size="28pt" fo:font-style="italic" fo:font-weight="bold" officeooo:rsid="0008dd8f" style:font-size-asian="28pt" style:font-weight-asian="bold" style:font-size-complex="28pt" style:font-weight-complex="bold" style:font-relief="embosse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55ee" officeooo:paragraph-rsid="000b55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éo Menou, Terminal 5</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1:03:25.435000000</meta:creation-date>
    <dc:date>2023-10-02T19:23:47.863000000</dc:date>
    <meta:editing-duration>PT1H48M43S</meta:editing-duration>
    <meta:editing-cycles>24</meta:editing-cycles>
    <meta:generator>LibreOffice/7.2.2.2$Windows_X86_64 LibreOffice_project/02b2acce88a210515b4a5bb2e46cbfb63fe97d56</meta:generator>
    <meta:document-statistic meta:table-count="0" meta:image-count="0" meta:object-count="0" meta:page-count="1" meta:paragraph-count="12" meta:word-count="209" meta:character-count="1131" meta:non-whitespace-character-count="934"/>
  </office:meta>
</office:document-meta>
</file>